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4x3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INFORME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4x3.svg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ncho</text:p>
          </table:table-cell>
          <table:table-cell table:style-name="ce2" office:value-type="string" calcext:value-type="string">
            <text:p>alto</text:p>
          </table:table-cell>
          <table:table-cell table:style-name="ce3"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3.63" calcext:value-type="float">
            <text:p>73,63</text:p>
          </table:table-cell>
          <table:table-cell office:value-type="float" office:value="479" calcext:value-type="float">
            <text:p>479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3.63" calcext:value-type="float">
            <text:p>73,63</text:p>
          </table:table-cell>
          <table:table-cell office:value-type="float" office:value="276.5" calcext:value-type="float">
            <text:p>276,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office:value-type="string" calcext:value-type="string">
            <text:p>#11#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3.63" calcext:value-type="float">
            <text:p>73,63</text:p>
          </table:table-cell>
          <table:table-cell office:value-type="float" office:value="73.8" calcext:value-type="float">
            <text:p>73,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8];&quot;#&quot;)" office:value-type="string" office:string-value="#12#" calcext:value-type="string">
            <text:p>#12#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formula="of:=CONCATENATE(&quot;#&quot;;[.E9];&quot;#&quot;)" office:value-type="string" office:string-value="#13#" calcext:value-type="string">
            <text:p>#13#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  <table:table-cell office:value-type="float" office:value="479" calcext:value-type="float">
            <text:p>479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276.5" calcext:value-type="float">
            <text:p>276,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1];&quot;#&quot;)" office:value-type="string" office:string-value="#21#" calcext:value-type="string">
            <text:p>#21#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73.8" calcext:value-type="float">
            <text:p>73,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2];&quot;#&quot;)" office:value-type="string" office:string-value="#22#" calcext:value-type="string">
            <text:p>#22#</text:p>
          </table:table-cell>
          <table:table-cell table:number-columns-repeated="9"/>
        </table:table-row>
        <table:table-row table:style-name="ro1">
          <table:table-cell table:formula="of:=CONCATENATE(&quot;#&quot;;[.E13];&quot;#&quot;)" office:value-type="string" office:string-value="#23#" calcext:value-type="string">
            <text:p>#23#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479" calcext:value-type="float">
            <text:p>479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42" calcext:value-type="float">
            <text:p>542</text:p>
          </table:table-cell>
          <table:table-cell office:value-type="float" office:value="276.5" calcext:value-type="float">
            <text:p>276,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5];&quot;#&quot;)" office:value-type="string" office:string-value="#31#" calcext:value-type="string">
            <text:p>#31#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73.8" calcext:value-type="float">
            <text:p>73,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6];&quot;#&quot;)" office:value-type="string" office:string-value="#32#" calcext:value-type="string">
            <text:p>#32#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formula="of:=CONCATENATE(&quot;#&quot;;[.E17];&quot;#&quot;)" office:value-type="string" office:string-value="#33#" calcext:value-type="string">
            <text:p>#33#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76" calcext:value-type="float">
            <text:p>776</text:p>
          </table:table-cell>
          <table:table-cell office:value-type="float" office:value="479" calcext:value-type="float">
            <text:p>479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776" calcext:value-type="float">
            <text:p>776</text:p>
          </table:table-cell>
          <table:table-cell office:value-type="float" office:value="276.5" calcext:value-type="float">
            <text:p>276,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9];&quot;#&quot;)" office:value-type="string" office:string-value="#41#" calcext:value-type="string">
            <text:p>#41#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776" calcext:value-type="float">
            <text:p>776</text:p>
          </table:table-cell>
          <table:table-cell office:value-type="float" office:value="73.8" calcext:value-type="float">
            <text:p>73,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0];&quot;#&quot;)" office:value-type="string" office:string-value="#42#" calcext:value-type="string">
            <text:p>#42#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formula="of:=CONCATENATE(&quot;#&quot;;[.E21];&quot;#&quot;)" office:value-type="string" office:string-value="#43#" calcext:value-type="string">
            <text:p>#43#</text:p>
          </table:table-cell>
          <table:table-cell table:number-columns-repeated="3"/>
          <table:table-cell table:style-name="Default" table:number-columns-repeated="5"/>
          <table:table-cell/>
        </table:table-row>
      </table:table>
      <table:table table:name="5x4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INFORME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5x4.svg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ncho</text:p>
          </table:table-cell>
          <table:table-cell table:style-name="ce2" office:value-type="string" calcext:value-type="string">
            <text:p>alto</text:p>
          </table:table-cell>
          <table:table-cell table:style-name="ce3"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1.8" calcext:value-type="float">
            <text:p>81,8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1.8" calcext:value-type="float">
            <text:p>81,8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office:value-type="string" calcext:value-type="string">
            <text:p>#11#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1.8" calcext:value-type="float">
            <text:p>81,8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8];&quot;#&quot;)" office:value-type="string" office:string-value="#12#" calcext:value-type="string">
            <text:p>#12#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8" calcext:value-type="float">
            <text:p>81,8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9];&quot;#&quot;)" office:value-type="string" office:string-value="#13#" calcext:value-type="string">
            <text:p>#13#</text:p>
          </table:table-cell>
          <table:table-cell table:number-columns-repeated="9"/>
        </table:table-row>
        <table:table-row table:style-name="ro1">
          <table:table-cell table:formula="of:=CONCATENATE(&quot;#&quot;;[.E10];&quot;#&quot;)" office:value-type="string" office:string-value="#14#" calcext:value-type="string">
            <text:p>#14#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5.7" calcext:value-type="float">
            <text:p>315,7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15.7" calcext:value-type="float">
            <text:p>315,7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2];&quot;#&quot;)" office:value-type="string" office:string-value="#21#" calcext:value-type="string">
            <text:p>#21#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5.7" calcext:value-type="float">
            <text:p>315,7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3];&quot;#&quot;)" office:value-type="string" office:string-value="#22#" calcext:value-type="string">
            <text:p>#22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5.7" calcext:value-type="float">
            <text:p>315,7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4];&quot;#&quot;)" office:value-type="string" office:string-value="#23#" calcext:value-type="string">
            <text:p>#23#</text:p>
          </table:table-cell>
          <table:table-cell table:number-columns-repeated="9"/>
        </table:table-row>
        <table:table-row table:style-name="ro1">
          <table:table-cell table:formula="of:=CONCATENATE(&quot;#&quot;;[.E15];&quot;#&quot;)" office:value-type="string" office:string-value="#24#" calcext:value-type="string">
            <text:p>#24#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9.7" calcext:value-type="float">
            <text:p>549,7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49.7" calcext:value-type="float">
            <text:p>549,7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7];&quot;#&quot;)" office:value-type="string" office:string-value="#31#" calcext:value-type="string">
            <text:p>#31#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49.7" calcext:value-type="float">
            <text:p>549,7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8];&quot;#&quot;)" office:value-type="string" office:string-value="#32#" calcext:value-type="string">
            <text:p>#32#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49.7" calcext:value-type="float">
            <text:p>549,7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9];&quot;#&quot;)" office:value-type="string" office:string-value="#33#" calcext:value-type="string">
            <text:p>#33#</text:p>
          </table:table-cell>
          <table:table-cell table:number-columns-repeated="9"/>
        </table:table-row>
        <table:table-row table:style-name="ro1">
          <table:table-cell table:formula="of:=CONCATENATE(&quot;#&quot;;[.E20];&quot;#&quot;)" office:value-type="string" office:string-value="#34#" calcext:value-type="string">
            <text:p>#34#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84" calcext:value-type="float">
            <text:p>784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2];&quot;#&quot;)" office:value-type="string" office:string-value="#41#" calcext:value-type="string">
            <text:p>#41#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784" calcext:value-type="float">
            <text:p>784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3];&quot;#&quot;)" office:value-type="string" office:string-value="#42#" calcext:value-type="string">
            <text:p>#42#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784" calcext:value-type="float">
            <text:p>784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4];&quot;#&quot;)" office:value-type="string" office:string-value="#43#" calcext:value-type="string">
            <text:p>#43#</text:p>
          </table:table-cell>
          <table:table-cell table:number-columns-repeated="9"/>
        </table:table-row>
        <table:table-row table:style-name="ro1">
          <table:table-cell table:formula="of:=CONCATENATE(&quot;#&quot;;[.E25];&quot;#&quot;)" office:value-type="string" office:string-value="#44#" calcext:value-type="string">
            <text:p>#44#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7];&quot;#&quot;)" office:value-type="string" office:string-value="#51#" calcext:value-type="string">
            <text:p>#51#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8];&quot;#&quot;)" office:value-type="string" office:string-value="#52#" calcext:value-type="string">
            <text:p>#52#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9];&quot;#&quot;)" office:value-type="string" office:string-value="#53#" calcext:value-type="string">
            <text:p>#53#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formula="of:=CONCATENATE(&quot;#&quot;;[.E30];&quot;#&quot;)" office:value-type="string" office:string-value="#54#" calcext:value-type="string">
            <text:p>#54#</text:p>
          </table:table-cell>
          <table:table-cell table:number-columns-repeated="3"/>
          <table:table-cell table:style-name="Default" table:number-columns-repeated="5"/>
          <table:table-cell/>
        </table:table-row>
      </table:table>
      <table:table table:name="5x5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INFORME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5x5.svg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ancho</text:p>
          </table:table-cell>
          <table:table-cell table:style-name="ce2" office:value-type="string" calcext:value-type="string">
            <text:p>alto</text:p>
          </table:table-cell>
          <table:table-cell table:style-name="ce3"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0.2" calcext:value-type="float">
            <text:p>80,2</text:p>
          </table:table-cell>
          <table:table-cell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0.2" calcext:value-type="float">
            <text:p>80,2</text:p>
          </table:table-cell>
          <table:table-cell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office:value-type="string" calcext:value-type="string">
            <text:p>#11#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0.2" calcext:value-type="float">
            <text:p>80,2</text:p>
          </table:table-cell>
          <table:table-cell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8];&quot;#&quot;)" office:value-type="string" office:string-value="#12#" calcext:value-type="string">
            <text:p>#12#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.2" calcext:value-type="float">
            <text:p>80,2</text:p>
          </table:table-cell>
          <table:table-cell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9];&quot;#&quot;)" office:value-type="string" office:string-value="#13#" calcext:value-type="string">
            <text:p>#13#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0.2" calcext:value-type="float">
            <text:p>80,2</text:p>
          </table:table-cell>
          <table:table-cell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0];&quot;#&quot;)" office:value-type="string" office:string-value="#14#" calcext:value-type="string">
            <text:p>#1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11];&quot;#&quot;)" office:value-type="string" office:string-value="#15#" calcext:value-type="string">
            <text:p>#15#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4.11" calcext:value-type="float">
            <text:p>314,11</text:p>
          </table:table-cell>
          <table:table-cell table:formula="of:=[.G7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14.11" calcext:value-type="float">
            <text:p>314,11</text:p>
          </table:table-cell>
          <table:table-cell table:formula="of:=[.G8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3];&quot;#&quot;)" office:value-type="string" office:string-value="#21#" calcext:value-type="string">
            <text:p>#21#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4.11" calcext:value-type="float">
            <text:p>314,11</text:p>
          </table:table-cell>
          <table:table-cell table:formula="of:=[.G9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4];&quot;#&quot;)" office:value-type="string" office:string-value="#22#" calcext:value-type="string">
            <text:p>#22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4.11" calcext:value-type="float">
            <text:p>314,11</text:p>
          </table:table-cell>
          <table:table-cell table:formula="of:=[.G10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5];&quot;#&quot;)" office:value-type="string" office:string-value="#23#" calcext:value-type="string">
            <text:p>#23#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4.11" calcext:value-type="float">
            <text:p>314,11</text:p>
          </table:table-cell>
          <table:table-cell table:formula="of:=[.G11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6];&quot;#&quot;)" office:value-type="string" office:string-value="#24#" calcext:value-type="string">
            <text:p>#2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17];&quot;#&quot;)" office:value-type="string" office:string-value="#25#" calcext:value-type="string">
            <text:p>#25#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8.16" calcext:value-type="float">
            <text:p>548,16</text:p>
          </table:table-cell>
          <table:table-cell table:formula="of:=[.G13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9]" office:value-type="float" office:value="548.16" calcext:value-type="float">
            <text:p>548,16</text:p>
          </table:table-cell>
          <table:table-cell table:formula="of:=[.G14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9];&quot;#&quot;)" office:value-type="string" office:string-value="#31#" calcext:value-type="string">
            <text:p>#31#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F20]" office:value-type="float" office:value="548.16" calcext:value-type="float">
            <text:p>548,16</text:p>
          </table:table-cell>
          <table:table-cell table:formula="of:=[.G15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0];&quot;#&quot;)" office:value-type="string" office:string-value="#32#" calcext:value-type="string">
            <text:p>#32#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F21]" office:value-type="float" office:value="548.16" calcext:value-type="float">
            <text:p>548,16</text:p>
          </table:table-cell>
          <table:table-cell table:formula="of:=[.G16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1];&quot;#&quot;)" office:value-type="string" office:string-value="#33#" calcext:value-type="string">
            <text:p>#33#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F22]" office:value-type="float" office:value="548.16" calcext:value-type="float">
            <text:p>548,16</text:p>
          </table:table-cell>
          <table:table-cell table:formula="of:=[.G17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2];&quot;#&quot;)" office:value-type="string" office:string-value="#34#" calcext:value-type="string">
            <text:p>#3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23];&quot;#&quot;)" office:value-type="string" office:string-value="#35#" calcext:value-type="string">
            <text:p>#35#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82.48" calcext:value-type="float">
            <text:p>782,48</text:p>
          </table:table-cell>
          <table:table-cell table:formula="of:=[.G19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F25]" office:value-type="float" office:value="782.48" calcext:value-type="float">
            <text:p>782,48</text:p>
          </table:table-cell>
          <table:table-cell table:formula="of:=[.G20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5];&quot;#&quot;)" office:value-type="string" office:string-value="#41#" calcext:value-type="string">
            <text:p>#41#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F26]" office:value-type="float" office:value="782.48" calcext:value-type="float">
            <text:p>782,48</text:p>
          </table:table-cell>
          <table:table-cell table:formula="of:=[.G21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6];&quot;#&quot;)" office:value-type="string" office:string-value="#42#" calcext:value-type="string">
            <text:p>#42#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F27]" office:value-type="float" office:value="782.48" calcext:value-type="float">
            <text:p>782,48</text:p>
          </table:table-cell>
          <table:table-cell table:formula="of:=[.G22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7];&quot;#&quot;)" office:value-type="string" office:string-value="#43#" calcext:value-type="string">
            <text:p>#43#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F28]" office:value-type="float" office:value="782.48" calcext:value-type="float">
            <text:p>782,48</text:p>
          </table:table-cell>
          <table:table-cell table:formula="of:=[.G23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8];&quot;#&quot;)" office:value-type="string" office:string-value="#44#" calcext:value-type="string">
            <text:p>#44#</text:p>
          </table:table-cell>
          <table:table-cell table:number-columns-repeated="9"/>
        </table:table-row>
        <table:table-row table:style-name="ro1">
          <table:table-cell table:formula="of:=CONCATENATE(&quot;#&quot;;[.E29];&quot;#&quot;)" office:value-type="string" office:string-value="#45#" calcext:value-type="string">
            <text:p>#45#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17" calcext:value-type="float">
            <text:p>1017</text:p>
          </table:table-cell>
          <table:table-cell table:formula="of:=[.G25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F31]" office:value-type="float" office:value="1017" calcext:value-type="float">
            <text:p>1017</text:p>
          </table:table-cell>
          <table:table-cell table:formula="of:=[.G26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1];&quot;#&quot;)" office:value-type="string" office:string-value="#51#" calcext:value-type="string">
            <text:p>#51#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F32]" office:value-type="float" office:value="1017" calcext:value-type="float">
            <text:p>1017</text:p>
          </table:table-cell>
          <table:table-cell table:formula="of:=[.G27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2];&quot;#&quot;)" office:value-type="string" office:string-value="#52#" calcext:value-type="string">
            <text:p>#52#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F33]" office:value-type="float" office:value="1017" calcext:value-type="float">
            <text:p>1017</text:p>
          </table:table-cell>
          <table:table-cell table:formula="of:=[.G28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3];&quot;#&quot;)" office:value-type="string" office:string-value="#53#" calcext:value-type="string">
            <text:p>#53#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34]" office:value-type="float" office:value="1017" calcext:value-type="float">
            <text:p>1017</text:p>
          </table:table-cell>
          <table:table-cell table:formula="of:=[.G29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4];&quot;#&quot;)" office:value-type="string" office:string-value="#54#" calcext:value-type="string">
            <text:p>#54#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formula="of:=CONCATENATE(&quot;#&quot;;[.E35];&quot;#&quot;)" office:value-type="string" office:string-value="#55#" calcext:value-type="string">
            <text:p>#55#</text:p>
          </table:table-cell>
          <table:table-cell table:number-columns-repeated="3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8:35:20.541504659</meta:creation-date>
    <dc:date>2016-11-12T19:25:41.048919302</dc:date>
    <meta:editing-duration>PT8M57S</meta:editing-duration>
    <meta:editing-cycles>3</meta:editing-cycles>
    <meta:generator>LibreOffice/5.2.3.2$Linux_X86_64 LibreOffice_project/20m0$Build-2</meta:generator>
    <meta:document-statistic meta:table-count="3" meta:cell-count="378" meta:object-count="0"/>
  </office:meta>
</office:document-meta>
</file>